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Times New Roman" fo:font-size="11pt" officeooo:rsid="000e921d" officeooo:paragraph-rsid="000e921d" style:font-size-asian="11pt" style:font-size-complex="11pt"/>
    </style:style>
    <style:style style:name="P2" style:family="paragraph" style:parent-style-name="Standard">
      <style:text-properties style:font-name="Times New Roman" fo:font-size="11pt" officeooo:rsid="000e921d" officeooo:paragraph-rsid="000f88be" style:font-size-asian="11pt" style:font-size-complex="11pt"/>
    </style:style>
    <style:style style:name="P3" style:family="paragraph" style:parent-style-name="Standard">
      <style:text-properties style:font-name="Times New Roman" fo:font-size="11pt" fo:font-weight="bold" style:font-size-asian="11pt" style:font-weight-asian="bold" style:font-size-complex="11pt" style:font-weight-complex="bold"/>
    </style:style>
    <style:style style:name="P4" style:family="paragraph" style:parent-style-name="Standard">
      <style:text-properties style:font-name="Times New Roman" fo:font-size="11pt" fo:font-weight="bold" officeooo:rsid="000f1f20" officeooo:paragraph-rsid="000f1f20" style:font-size-asian="11pt" style:font-weight-asian="bold" style:font-size-complex="11pt" style:font-weight-complex="bold"/>
    </style:style>
    <style:style style:name="P5" style:family="paragraph" style:parent-style-name="Standard">
      <style:text-properties style:font-name="Times New Roman" fo:font-size="11pt" fo:font-weight="normal" officeooo:rsid="000f1f20" officeooo:paragraph-rsid="000f1f20" style:font-size-asian="11pt" style:font-weight-asian="normal" style:font-size-complex="11pt" style:font-weight-complex="normal"/>
    </style:style>
    <style:style style:name="P6" style:family="paragraph" style:parent-style-name="Standard">
      <style:paragraph-properties fo:text-align="center" style:justify-single-word="false"/>
      <style:text-properties style:font-name="Times New Roman" fo:font-size="14pt" officeooo:rsid="000e921d" officeooo:paragraph-rsid="000e921d" style:font-size-asian="14pt" style:font-size-complex="14pt"/>
    </style:style>
    <style:style style:name="P7" style:family="paragraph" style:parent-style-name="Standard" style:list-style-name="L4">
      <loext:graphic-properties draw:fill="none"/>
      <style:paragraph-properties fo:margin-left="0.1866in" fo:margin-right="0in" fo:text-indent="-0.1252in" style:auto-text-indent="false" fo:background-color="transparent"/>
      <style:text-properties style:font-name="Times New Roman" fo:font-size="11pt" officeooo:paragraph-rsid="000f1f20" style:font-size-asian="11pt" style:font-size-complex="11pt"/>
    </style:style>
    <style:style style:name="P8" style:family="paragraph" style:parent-style-name="Standard" style:list-style-name="L4">
      <loext:graphic-properties draw:fill="none"/>
      <style:paragraph-properties fo:margin-left="0.1866in" fo:margin-right="0in" fo:text-indent="-0.1252in" style:auto-text-indent="false" fo:background-color="transparent"/>
      <style:text-properties style:font-name="Times New Roman" fo:font-size="10.5pt" officeooo:paragraph-rsid="000f1f20" style:font-size-asian="10.5pt" style:font-size-complex="10.5pt"/>
    </style:style>
    <style:style style:name="P9" style:family="paragraph" style:parent-style-name="Standard" style:list-style-name="L4" style:master-page-name="">
      <loext:graphic-properties draw:fill="none"/>
      <style:paragraph-properties fo:margin-left="0.1866in" fo:margin-right="0in" fo:text-indent="-0.1252in" style:auto-text-indent="false" style:page-number="auto" fo:background-color="transparent"/>
      <style:text-properties style:font-name="Times New Roman" officeooo:paragraph-rsid="000f1f20"/>
    </style:style>
    <style:style style:name="P10" style:family="paragraph" style:parent-style-name="Standard" style:list-style-name="L3">
      <loext:graphic-properties draw:fill="none"/>
      <style:paragraph-properties fo:margin-left="0.8752in" fo:margin-right="0in" fo:text-indent="-0.1252in" style:auto-text-indent="false" fo:background-color="transparent"/>
      <style:text-properties style:font-name="Times New Roman" fo:font-size="11pt" fo:font-weight="normal" officeooo:rsid="000f1f20" officeooo:paragraph-rsid="000f1f20" style:font-size-asian="11pt" style:font-weight-asian="normal" style:font-size-complex="11pt" style:font-weight-complex="normal"/>
    </style:style>
    <style:style style:name="P11" style:family="paragraph" style:parent-style-name="Standard" style:list-style-name="L2">
      <loext:graphic-properties draw:fill="none"/>
      <style:paragraph-properties fo:margin-left="0.8752in" fo:margin-right="0in" fo:text-indent="-0.1252in" style:auto-text-indent="false" fo:background-color="transparent"/>
      <style:text-properties style:font-name="Times New Roman" fo:font-size="11pt" fo:font-weight="normal" officeooo:rsid="000f1f20" officeooo:paragraph-rsid="000f1f20" style:font-size-asian="11pt" style:font-weight-asian="normal" style:font-size-complex="11pt" style:font-weight-complex="normal"/>
    </style:style>
    <style:style style:name="P12" style:family="paragraph" style:parent-style-name="Standard" style:list-style-name="L3" style:master-page-name="">
      <loext:graphic-properties draw:fill="none"/>
      <style:paragraph-properties fo:margin-left="0.8752in" fo:margin-right="0in" fo:text-indent="-0.1252in" style:auto-text-indent="false" style:page-number="auto" fo:background-color="transparent"/>
      <style:text-properties style:font-name="Times New Roman" fo:font-size="11pt" fo:font-weight="normal" officeooo:rsid="000f1f20" officeooo:paragraph-rsid="000f1f20" style:font-size-asian="11pt" style:font-weight-asian="normal" style:font-size-complex="11pt" style:font-weight-complex="normal"/>
    </style:style>
    <style:style style:name="P13" style:family="paragraph" style:parent-style-name="Standard" style:list-style-name="L2" style:master-page-name="">
      <loext:graphic-properties draw:fill="none"/>
      <style:paragraph-properties fo:margin-left="0.8752in" fo:margin-right="0in" fo:text-indent="-0.1252in" style:auto-text-indent="false" style:page-number="auto" fo:background-color="transparent"/>
      <style:text-properties style:font-name="Times New Roman" fo:font-size="11pt" fo:font-weight="normal" officeooo:rsid="000f1f20" officeooo:paragraph-rsid="000f1f20"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weight="bold" officeooo:rsid="000f1f20" style:font-weight-asian="bold" style:font-weight-complex="bold"/>
    </style:style>
    <style:style style:name="T3" style:family="text">
      <style:text-properties fo:font-variant="small-caps"/>
    </style:style>
    <style:style style:name="T4" style:family="text">
      <style:text-properties fo:font-variant="small-caps" style:font-size-asian="10.5pt"/>
    </style:style>
    <style:style style:name="T5" style:family="text">
      <style:text-properties fo:font-variant="small-caps" fo:font-weight="normal" officeooo:rsid="000f1f20" style:font-weight-asian="normal" style:font-weight-complex="normal"/>
    </style:style>
    <style:style style:name="T6" style:family="text">
      <style:text-properties fo:font-variant="small-caps" fo:font-size="11pt" fo:font-weight="normal" officeooo:rsid="000f1f20" style:font-size-asian="11pt" style:font-weight-asian="normal" style:font-size-complex="11pt" style:font-weight-complex="normal"/>
    </style:style>
    <style:style style:name="T7" style:family="text">
      <style:text-properties fo:font-variant="small-caps" officeooo:rsid="000f88be"/>
    </style:style>
    <style:style style:name="T8" style:family="text">
      <style:text-properties fo:font-weight="normal" officeooo:rsid="000f1f20" style:font-weight-asian="normal" style:font-weight-complex="normal"/>
    </style:style>
    <style:style style:name="T9" style:family="text">
      <style:text-properties fo:font-size="11pt" fo:font-weight="normal" officeooo:rsid="000f1f20" style:font-size-asian="11pt" style:font-weight-asian="normal" style:font-size-complex="11pt" style:font-weight-complex="normal"/>
    </style:style>
    <style:style style:name="T10" style:family="text">
      <style:text-properties fo:font-size="11pt" fo:font-weight="bold" officeooo:rsid="000f1f20" style:font-size-asian="11pt" style:font-weight-asian="bold" style:font-size-complex="11pt" style:font-weight-complex="bold"/>
    </style:style>
    <style:style style:name="T11" style:family="text">
      <style:text-properties officeooo:rsid="000f88b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3">Manuel Ignacio Gómez Chacón</text:span></text:p>
      <text:p text:style-name="P2"><text:span text:style-name="T2">C</text:span><text:span text:style-name="T1">omputer engineering</text:span>, Universidad Simón Bolívar<text:tab/><text:tab/><text:tab/><text:tab/><text:span text:style-name="T11">+58 412 0113514 / +58 414 3726393</text:span></text:p>
      <text:p text:style-name="P2">Caracas, Venezuela<text:tab/><text:tab/><text:tab/><text:tab/><text:tab/><text:tab/><text:tab/><text:tab/><text:tab/><text:tab/><text:tab/><text:span text:style-name="T7">targen@gmail.com</text:span></text:p>
      <text:p text:style-name="P2">1988‒01‒15<text:tab/><text:tab/><text:tab/><text:tab/><text:tab/><text:tab/><text:tab/><text:tab/><text:tab/><text:tab/><text:tab/><text:tab/><text:tab/><text:span text:style-name="T7">http://keybase.io/mgomezch</text:span></text:p>
      <text:p text:style-name="P1"/>
      <text:p text:style-name="P3">Professional orientation</text:p>
      <text:list xml:id="list1576856320586817878" text:style-name="L2">
        <text:list-item>
          <text:p text:style-name="P13">Distributed system architecture and implementation</text:p>
        </text:list-item>
        <text:list-item>
          <text:p text:style-name="P11">Web API and application backend architecture and implementation</text:p>
        </text:list-item>
        <text:list-item>
          <text:p text:style-name="P11">Database design, architecture and implementation</text:p>
        </text:list-item>
        <text:list-item>
          <text:p text:style-name="P11">Functional programming, programming language theory and implementation</text:p>
        </text:list-item>
      </text:list>
      <text:p text:style-name="P5"/>
      <text:p text:style-name="P4">Skills</text:p>
      <text:list xml:id="list7211275522375346362" text:style-name="L3">
        <text:list-item>
          <text:p text:style-name="P12">Proficient: Haskell, Python, C, C++, shell scripting (POSIX/Bash), PostgreSQL, Yesod, Django, Docker, Git, Vim</text:p>
        </text:list-item>
        <text:list-item>
          <text:p text:style-name="P10">Intermediate: Ruby, PHP, Servant, MySQL, InfluxDB, Telegraf, Grafana, MongoDB</text:p>
        </text:list-item>
        <text:list-item>
          <text:p text:style-name="P10">Basic: Java, JavaScript, Swift, Mathematica, Apache, Nginx, HAproxy, OpenSSL</text:p>
        </text:list-item>
        <text:list-item>
          <text:p text:style-name="P10">Natural languages: Spanish (native), English (fluent), French (basic)</text:p>
        </text:list-item>
      </text:list>
      <text:p text:style-name="P5"/>
      <text:p text:style-name="P4">Experience</text:p>
      <text:list xml:id="list2549813451330066760" text:style-name="L4">
        <text:list-item>
          <text:p text:style-name="P9"><text:span text:style-name="T9">August 2016–Present: </text:span><text:span text:style-name="T10">Software developer</text:span><text:span text:style-name="T9">, </text:span><text:span text:style-name="T6">Mahisoft</text:span></text:p>
          <text:p text:style-name="P8"><text:span text:style-name="T8">Full stack Web development using Python with Django and PostgreSQL, containerized development environment and production service administration on Amazon Web Services using Docker Compose with service registration and discovery through Consul and centralized logging with Elasticsearch, Logstash and Kibana, and monitoring using Telegraf, InfluxDB, Grafana and cAdvisor. <text:s/>Web service development using Spring and MySQL through Spring Boot, JPA, Maven and Docker.</text:span></text:p>
          <text:p text:style-name="P7"><text:span text:style-name="T8"/></text:p>
        </text:list-item>
        <text:list-item>
          <text:p text:style-name="P7"><text:span text:style-name="T8">June 2015–July 2016: </text:span><text:span text:style-name="T2">Software architect</text:span><text:span text:style-name="T8">, </text:span><text:span text:style-name="T5">Predictvia</text:span></text:p>
          <text:p text:style-name="P8"><text:span text:style-name="T8">Distributed scheduling for computationally intensive machine learning tasks on dynamically provisioned AWS EC2 worker instances based on dataset quality indicators produced by social network data acquisition processes, mostly developed in Python. <text:s/>Mixed-model, multi-DBMS database architecture, logical design, implementation, operation, performance tuning, and implementation of mechanisms for specific distributed consistency and high availability guarantees for PostgreSQL, RDS Aurora, and MongoDB, with replication and automated failover. <text:s/>Administration of 10 to 20 AWS EC2 instances with server and service monitoring using Telegraf, InfluxDB, Grafana.</text:span></text:p>
          <text:p text:style-name="P7"><text:span text:style-name="T8"/></text:p>
        </text:list-item>
        <text:list-item>
          <text:p text:style-name="P7"><text:span text:style-name="T8">March 2015–September 2015: CTO, </text:span><text:span text:style-name="T5">Pictune</text:span></text:p>
          <text:p text:style-name="P8"><text:span text:style-name="T8">Product design, system architecture, infrastructure administration, database logical design and iOS application development for a social network focused on creative expression through procedural music generation from images. <text:s/>HTTP API design under the REST architectural style and implementation using the Servant and Yesod Web frameworks for Haskell, PostgreSQL database design and implementation, and iOS 8 mobile application development using Swift, C and Haskell.</text:span></text:p>
          <text:p text:style-name="P7"><text:span text:style-name="T8"/></text:p>
        </text:list-item>
        <text:list-item>
          <text:p text:style-name="P7"><text:span text:style-name="T8">April 2013–June 2014: </text:span><text:span text:style-name="T2">Intern</text:span><text:span text:style-name="T8">, </text:span><text:span text:style-name="T5">PRX Control Solutions</text:span></text:p>
          <text:p text:style-name="P8"><text:span text:style-name="T8">Development of a transpiler using Haskell for SQL generation to extend any generic relational database schema with full version control semantics, transparent SQL operation, and an HTTP querying and manipulation API designed under the REST architectural style. <text:s/>Development of a scalable, dynamic rule system for fraud detection in health insurance claims. <text:s/>Linux VPS server and Web service administration, monitoring, performance tuning and load balancing using HAproxy, Django, Gunicorn, Yesod, Keter, PHP, Apache and Nginx.</text:span></text:p>
          <text:p text:style-name="P7"><text:span text:style-name="T8"/></text:p>
        </text:list-item>
        <text:list-item>
          <text:p text:style-name="P7"><text:span text:style-name="T8">April 2011–December 2015: </text:span><text:span text:style-name="T2">Undergraduate teaching assistant</text:span><text:span text:style-name="T8">, </text:span><text:span text:style-name="T5">Universidad Simón Bolívar</text:span></text:p>
          <text:p text:style-name="P8"><text:span text:style-name="T8">Teaching undergraduate-level courses on programming language theory, functional programming, compiler construction, Unix system architecture and administration, concurrent programm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f1f2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6T12:51:52.738801373</meta:creation-date>
    <dc:date>2017-01-06T13:41:43.689304268</dc:date>
    <meta:editing-duration>PT5M49S</meta:editing-duration>
    <meta:editing-cycles>1</meta:editing-cycles>
    <meta:document-statistic meta:table-count="0" meta:image-count="0" meta:object-count="0" meta:page-count="1" meta:paragraph-count="29" meta:word-count="445" meta:character-count="3402" meta:non-whitespace-character-count="2978"/>
    <meta:generator>LibreOffice/5.1.4.2$Linux_X86_64 LibreOffice_project/10m0$Build-2</meta:generator>
  </office:meta>
</office:document-meta>
</file>